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rate" table:style-name="ta1">
        <table:shapes>
          <draw:frame draw:z-index="0" draw:style-name="gr1" draw:text-style-name="P1" svg:width="730.91pt" svg:height="396.79pt" svg:x="607.38pt" svg:y="37.64pt">
            <draw:object draw:notify-on-update-of-ranges="table_rate.B1:table_rate.M1 table_rate.B4:table_rate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31pt" svg:height="255.23pt" svg:x="36.82pt" svg:y="228.13pt">
            <draw:object draw:notify-on-update-of-ranges="table_rate.B1:table_rate.M1 table_rate.B12:table_rate.M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1" table:formula="of:=[.B2]*[.B3]" office:value-type="float" office:value="64" calcext:value-type="float">
            <text:p>64</text:p>
          </table:table-cell>
          <table:table-cell table:style-name="ce1" table:formula="of:=[.C2]*[.C3]" office:value-type="float" office:value="128" calcext:value-type="float">
            <text:p>128</text:p>
          </table:table-cell>
          <table:table-cell table:style-name="ce1" table:formula="of:=[.D2]*[.D3]" office:value-type="float" office:value="256" calcext:value-type="float">
            <text:p>256</text:p>
          </table:table-cell>
          <table:table-cell table:style-name="ce1" table:formula="of:=[.E2]*[.E3]" office:value-type="float" office:value="1024" calcext:value-type="float">
            <text:p>1024</text:p>
          </table:table-cell>
          <table:table-cell table:style-name="ce1" table:formula="of:=[.F2]*[.F3]" office:value-type="float" office:value="80" calcext:value-type="float">
            <text:p>80</text:p>
          </table:table-cell>
          <table:table-cell table:style-name="ce1" table:formula="of:=[.G2]*[.G3]" office:value-type="float" office:value="160" calcext:value-type="float">
            <text:p>160</text:p>
          </table:table-cell>
          <table:table-cell table:style-name="ce1" table:formula="of:=[.H2]*[.H3]" office:value-type="float" office:value="320" calcext:value-type="float">
            <text:p>320</text:p>
          </table:table-cell>
          <table:table-cell table:style-name="ce1" table:formula="of:=[.I2]*[.I3]" office:value-type="float" office:value="1280" calcext:value-type="float">
            <text:p>1280</text:p>
          </table:table-cell>
          <table:table-cell table:style-name="ce1" table:formula="of:=[.J2]*[.J3]" office:value-type="float" office:value="128" calcext:value-type="float">
            <text:p>128</text:p>
          </table:table-cell>
          <table:table-cell table:style-name="ce1" table:formula="of:=[.K2]*[.K3]" office:value-type="float" office:value="256" calcext:value-type="float">
            <text:p>256</text:p>
          </table:table-cell>
          <table:table-cell table:style-name="ce1" table:formula="of:=[.L2]*[.L3]" office:value-type="float" office:value="512" calcext:value-type="float">
            <text:p>512</text:p>
          </table:table-cell>
          <table:table-cell table:style-name="ce1" table:formula="of:=[.M2]*[.M3]" office:value-type="float" office:value="2048" calcext:value-type="float">
            <text:p>20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 (MHz)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546448087431694" calcext:value-type="float">
            <text:p>0.546448087431694</text:p>
          </table:table-cell>
          <table:table-cell office:value-type="float" office:value="0.146842878120411" calcext:value-type="float">
            <text:p>0.146842878120411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0.826446280991735" calcext:value-type="float">
            <text:p>0.82644628099173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17508813160987" calcext:value-type="float">
            <text:p>0.117508813160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5714285714286" calcext:value-type="float">
            <text:p>0.285714285714286</text:p>
          </table:table-cell>
          <table:table-cell office:value-type="float" office:value="0.074019245003701" calcext:value-type="float">
            <text:p>0.07401924500370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546448087431694" calcext:value-type="float">
            <text:p>0.546448087431694</text:p>
          </table:table-cell>
          <table:table-cell office:value-type="float" office:value="0.145985401459854" calcext:value-type="float">
            <text:p>0.145985401459854</text:p>
          </table:table-cell>
          <table:table-cell office:value-type="float" office:value="1.44927536231884" calcext:value-type="float">
            <text:p>1.44927536231884</text:p>
          </table:table-cell>
          <table:table-cell office:value-type="float" office:value="0.826446280991735" calcext:value-type="float">
            <text:p>0.82644628099173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17370892018779" calcext:value-type="float">
            <text:p>0.117370892018779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549450549450549" calcext:value-type="float">
            <text:p>0.549450549450549</text:p>
          </table:table-cell>
          <table:table-cell office:value-type="float" office:value="0.288184438040346" calcext:value-type="float">
            <text:p>0.288184438040346</text:p>
          </table:table-cell>
          <table:table-cell office:value-type="float" office:value="0.0743494423791822" calcext:value-type="float">
            <text:p>0.07434944237918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543478260869565" calcext:value-type="float">
            <text:p>0.543478260869565</text:p>
          </table:table-cell>
          <table:table-cell office:value-type="float" office:value="0.145772594752187" calcext:value-type="float">
            <text:p>0.145772594752187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48430493273543" calcext:value-type="float">
            <text:p>0.448430493273543</text:p>
          </table:table-cell>
          <table:table-cell office:value-type="float" office:value="0.118063754427391" calcext:value-type="float">
            <text:p>0.118063754427391</text:p>
          </table:table-cell>
          <table:table-cell office:value-type="float" office:value="1" calcext:value-type="float">
            <text:p>1</text:p>
          </table:table-cell>
          <table:table-cell office:value-type="float" office:value="0.552486187845304" calcext:value-type="float">
            <text:p>0.552486187845304</text:p>
          </table:table-cell>
          <table:table-cell office:value-type="float" office:value="0.286532951289398" calcext:value-type="float">
            <text:p>0.286532951289398</text:p>
          </table:table-cell>
          <table:table-cell office:value-type="float" office:value="0.0742942050520059" calcext:value-type="float">
            <text:p>0.074294205052006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0.970873786407767" calcext:value-type="float">
            <text:p>0.970873786407767</text:p>
          </table:table-cell>
          <table:table-cell office:value-type="float" office:value="0.537634408602151" calcext:value-type="float">
            <text:p>0.537634408602151</text:p>
          </table:table-cell>
          <table:table-cell office:value-type="float" office:value="0.145985401459854" calcext:value-type="float">
            <text:p>0.145985401459854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0.833333333333333" calcext:value-type="float">
            <text:p>0.833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49450549450549" calcext:value-type="float">
            <text:p>0.549450549450549</text:p>
          </table:table-cell>
          <table:table-cell office:value-type="float" office:value="0.288184438040346" calcext:value-type="float">
            <text:p>0.288184438040346</text:p>
          </table:table-cell>
          <table:table-cell office:value-type="float" office:value="0.0740740740740741" calcext:value-type="float">
            <text:p>0.074074074074074</text:p>
          </table:table-cell>
          <table:table-cell table:number-columns-repeated="1011"/>
        </table:table-row>
        <table:table-row table:style-name="ro1">
          <table:table-cell/>
          <table:table-cell table:formula="of:=AVERAGE([.B4:.B7])" office:value-type="float" office:value="1.61311307530239" calcext:value-type="float">
            <text:p>1.61311307530239</text:p>
          </table:table-cell>
          <table:table-cell table:formula="of:=AVERAGE([.C4:.C7])" office:value-type="float" office:value="0.982865990768123" calcext:value-type="float">
            <text:p>0.982865990768123</text:p>
          </table:table-cell>
          <table:table-cell table:formula="of:=AVERAGE([.D4:.D7])" office:value-type="float" office:value="0.543502211083776" calcext:value-type="float">
            <text:p>0.543502211083776</text:p>
          </table:table-cell>
          <table:table-cell table:formula="of:=AVERAGE([.E4:.E7])" office:value-type="float" office:value="0.146146568948076" calcext:value-type="float">
            <text:p>0.146146568948076</text:p>
          </table:table-cell>
          <table:table-cell table:formula="of:=AVERAGE([.F4:.F7])" office:value-type="float" office:value="1.4652600170503" calcext:value-type="float">
            <text:p>1.4652600170503</text:p>
          </table:table-cell>
          <table:table-cell table:formula="of:=AVERAGE([.G4:.G7])" office:value-type="float" office:value="0.829889807162534" calcext:value-type="float">
            <text:p>0.829889807162534</text:p>
          </table:table-cell>
          <table:table-cell table:formula="of:=AVERAGE([.H4:.H7])" office:value-type="float" office:value="0.445773127387477" calcext:value-type="float">
            <text:p>0.445773127387477</text:p>
          </table:table-cell>
          <table:table-cell table:formula="of:=AVERAGE([.I4:.I7])" office:value-type="float" office:value="0.117647819869052" calcext:value-type="float">
            <text:p>0.117647819869052</text:p>
          </table:table-cell>
          <table:table-cell table:formula="of:=AVERAGE([.J4:.J7])" office:value-type="float" office:value="0.997524752475247" calcext:value-type="float">
            <text:p>0.997524752475247</text:p>
          </table:table-cell>
          <table:table-cell table:formula="of:=AVERAGE([.K4:.K7])" office:value-type="float" office:value="0.550462428915468" calcext:value-type="float">
            <text:p>0.550462428915468</text:p>
          </table:table-cell>
          <table:table-cell table:formula="of:=AVERAGE([.L4:.L7])" office:value-type="float" office:value="0.287154028271094" calcext:value-type="float">
            <text:p>0.287154028271094</text:p>
          </table:table-cell>
          <table:table-cell table:formula="of:=AVERAGE([.M4:.M7])" office:value-type="float" office:value="0.0741842416272408" calcext:value-type="float">
            <text:p>0.074184241627241</text:p>
          </table:table-cell>
          <table:table-cell table:number-columns-repeated="1011"/>
        </table:table-row>
        <table:table-row table:style-name="ro1">
          <table:table-cell/>
          <table:table-cell table:formula="of:=[.B8]*[.B3]" office:value-type="float" office:value="6.45245230120957" calcext:value-type="float">
            <text:p>6.45245230120957</text:p>
          </table:table-cell>
          <table:table-cell table:formula="of:=[.C8]*[.C3]" office:value-type="float" office:value="7.86292792614498" calcext:value-type="float">
            <text:p>7.86292792614498</text:p>
          </table:table-cell>
          <table:table-cell table:formula="of:=[.D8]*[.D3]" office:value-type="float" office:value="8.69603537734042" calcext:value-type="float">
            <text:p>8.69603537734042</text:p>
          </table:table-cell>
          <table:table-cell table:formula="of:=[.E8]*[.E3]" office:value-type="float" office:value="9.35338041267689" calcext:value-type="float">
            <text:p>9.35338041267689</text:p>
          </table:table-cell>
          <table:table-cell table:formula="of:=[.F8]*[.F3]" office:value-type="float" office:value="5.86104006820119" calcext:value-type="float">
            <text:p>5.86104006820119</text:p>
          </table:table-cell>
          <table:table-cell table:formula="of:=[.G8]*[.G3]" office:value-type="float" office:value="6.63911845730028" calcext:value-type="float">
            <text:p>6.63911845730028</text:p>
          </table:table-cell>
          <table:table-cell table:formula="of:=[.H8]*[.H3]" office:value-type="float" office:value="7.13237003819963" calcext:value-type="float">
            <text:p>7.13237003819963</text:p>
          </table:table-cell>
          <table:table-cell table:formula="of:=[.I8]*[.I3]" office:value-type="float" office:value="7.52946047161935" calcext:value-type="float">
            <text:p>7.52946047161935</text:p>
          </table:table-cell>
          <table:table-cell table:formula="of:=[.J8]*[.J3]" office:value-type="float" office:value="3.99009900990099" calcext:value-type="float">
            <text:p>3.99009900990099</text:p>
          </table:table-cell>
          <table:table-cell table:formula="of:=[.K8]*[.K3]" office:value-type="float" office:value="4.40369943132374" calcext:value-type="float">
            <text:p>4.40369943132374</text:p>
          </table:table-cell>
          <table:table-cell table:formula="of:=[.L8]*[.L3]" office:value-type="float" office:value="4.5944644523375" calcext:value-type="float">
            <text:p>4.5944644523375</text:p>
          </table:table-cell>
          <table:table-cell table:formula="of:=[.M8]*[.M3]" office:value-type="float" office:value="4.74779146414341" calcext:value-type="float">
            <text:p>4.74779146414341</text:p>
          </table:table-cell>
          <table:table-cell table:number-columns-repeated="1011"/>
        </table:table-row>
        <table:table-row table:style-name="ro1">
          <table:table-cell/>
          <table:table-cell table:formula="of:=[.B9]/[.B2]" office:value-type="float" office:value="0.403278268825598" calcext:value-type="float">
            <text:p>0.403278268825598</text:p>
          </table:table-cell>
          <table:table-cell table:formula="of:=[.C9]/[.C2]" office:value-type="float" office:value="0.491432995384062" calcext:value-type="float">
            <text:p>0.491432995384062</text:p>
          </table:table-cell>
          <table:table-cell table:formula="of:=[.D9]/[.D2]" office:value-type="float" office:value="0.543502211083776" calcext:value-type="float">
            <text:p>0.543502211083776</text:p>
          </table:table-cell>
          <table:table-cell table:formula="of:=[.E9]/[.E2]" office:value-type="float" office:value="0.584586275792306" calcext:value-type="float">
            <text:p>0.584586275792306</text:p>
          </table:table-cell>
          <table:table-cell table:formula="of:=[.F9]/[.F2]" office:value-type="float" office:value="0.29305200341006" calcext:value-type="float">
            <text:p>0.29305200341006</text:p>
          </table:table-cell>
          <table:table-cell table:formula="of:=[.G9]/[.G2]" office:value-type="float" office:value="0.331955922865014" calcext:value-type="float">
            <text:p>0.331955922865014</text:p>
          </table:table-cell>
          <table:table-cell table:formula="of:=[.H9]/[.H2]" office:value-type="float" office:value="0.356618501909982" calcext:value-type="float">
            <text:p>0.356618501909982</text:p>
          </table:table-cell>
          <table:table-cell table:formula="of:=[.I9]/[.I2]" office:value-type="float" office:value="0.376473023580968" calcext:value-type="float">
            <text:p>0.376473023580968</text:p>
          </table:table-cell>
          <table:table-cell table:formula="of:=[.J9]/[.J2]" office:value-type="float" office:value="0.124690594059406" calcext:value-type="float">
            <text:p>0.124690594059406</text:p>
          </table:table-cell>
          <table:table-cell table:formula="of:=[.K9]/[.K2]" office:value-type="float" office:value="0.137615607228867" calcext:value-type="float">
            <text:p>0.137615607228867</text:p>
          </table:table-cell>
          <table:table-cell table:formula="of:=[.L9]/[.L2]" office:value-type="float" office:value="0.143577014135547" calcext:value-type="float">
            <text:p>0.143577014135547</text:p>
          </table:table-cell>
          <table:table-cell table:formula="of:=[.M9]/[.M2]" office:value-type="float" office:value="0.148368483254482" calcext:value-type="float">
            <text:p>0.1483684832544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/[.B8]" office:value-type="float" office:value="0.6199193443476" calcext:value-type="float">
            <text:p>0.6199193443476</text:p>
          </table:table-cell>
          <table:table-cell table:formula="of:=1/[.C8]" office:value-type="float" office:value="1.01743270129683" calcext:value-type="float">
            <text:p>1.01743270129683</text:p>
          </table:table-cell>
          <table:table-cell table:formula="of:=1/[.D8]" office:value-type="float" office:value="1.83991891772793" calcext:value-type="float">
            <text:p>1.83991891772793</text:p>
          </table:table-cell>
          <table:table-cell table:formula="of:=1/[.E8]" office:value-type="float" office:value="6.84244595817562" calcext:value-type="float">
            <text:p>6.84244595817562</text:p>
          </table:table-cell>
          <table:table-cell table:formula="of:=1/[.F8]" office:value-type="float" office:value="0.682472727272727" calcext:value-type="float">
            <text:p>0.682472727272727</text:p>
          </table:table-cell>
          <table:table-cell table:formula="of:=1/[.G8]" office:value-type="float" office:value="1.20497925311203" calcext:value-type="float">
            <text:p>1.20497925311203</text:p>
          </table:table-cell>
          <table:table-cell table:formula="of:=1/[.H8]" office:value-type="float" office:value="2.24329359165425" calcext:value-type="float">
            <text:p>2.24329359165425</text:p>
          </table:table-cell>
          <table:table-cell table:formula="of:=1/[.I8]" office:value-type="float" office:value="8.49994501481666" calcext:value-type="float">
            <text:p>8.49994501481666</text:p>
          </table:table-cell>
          <table:table-cell table:formula="of:=1/[.J8]" office:value-type="float" office:value="1.00248138957816" calcext:value-type="float">
            <text:p>1.00248138957816</text:p>
          </table:table-cell>
          <table:table-cell table:formula="of:=1/[.K8]" office:value-type="float" office:value="1.81665441176471" calcext:value-type="float">
            <text:p>1.81665441176471</text:p>
          </table:table-cell>
          <table:table-cell table:formula="of:=1/[.L8]" office:value-type="float" office:value="3.48245158189433" calcext:value-type="float">
            <text:p>3.48245158189433</text:p>
          </table:table-cell>
          <table:table-cell table:formula="of:=1/[.M8]" office:value-type="float" office:value="13.4799517803899" calcext:value-type="float">
            <text:p>13.4799517803899</text:p>
          </table:table-cell>
          <table:table-cell table:formula="of:=1/[.N13]" office:value-type="float" office:value="134.034843137234" calcext:value-type="float">
            <text:p>134.034843137234</text:p>
          </table:table-cell>
          <table:table-cell table:number-columns-repeated="1010"/>
        </table:table-row>
        <table:table-row table:style-name="ro1">
          <table:table-cell/>
          <table:table-cell table:formula="of:=[.B12]/[.B1]" office:value-type="float" office:value="0.00968623975543125" calcext:value-type="float">
            <text:p>0.009686239755431</text:p>
          </table:table-cell>
          <table:table-cell table:formula="of:=[.C12]/[.C1]" office:value-type="float" office:value="0.00794869297888151" calcext:value-type="float">
            <text:p>0.007948692978882</text:p>
          </table:table-cell>
          <table:table-cell table:formula="of:=[.D12]/[.D1]" office:value-type="float" office:value="0.00718718327237474" calcext:value-type="float">
            <text:p>0.007187183272375</text:p>
          </table:table-cell>
          <table:table-cell table:formula="of:=[.E12]/[.E1]" office:value-type="float" office:value="0.00668207613103088" calcext:value-type="float">
            <text:p>0.006682076131031</text:p>
          </table:table-cell>
          <table:table-cell table:formula="of:=[.F12]/[.F1]" office:value-type="float" office:value="0.00853090909090909" calcext:value-type="float">
            <text:p>0.008530909090909</text:p>
          </table:table-cell>
          <table:table-cell table:formula="of:=[.G12]/[.G1]" office:value-type="float" office:value="0.00753112033195021" calcext:value-type="float">
            <text:p>0.00753112033195</text:p>
          </table:table-cell>
          <table:table-cell table:formula="of:=[.H12]/[.H1]" office:value-type="float" office:value="0.00701029247391952" calcext:value-type="float">
            <text:p>0.00701029247392</text:p>
          </table:table-cell>
          <table:table-cell table:formula="of:=[.I12]/[.I1]" office:value-type="float" office:value="0.00664058204282551" calcext:value-type="float">
            <text:p>0.006640582042826</text:p>
          </table:table-cell>
          <table:table-cell table:formula="of:=[.J12]/[.J1]" office:value-type="float" office:value="0.0078318858560794" calcext:value-type="float">
            <text:p>0.007831885856079</text:p>
          </table:table-cell>
          <table:table-cell table:formula="of:=[.K12]/[.K1]" office:value-type="float" office:value="0.00709630629595588" calcext:value-type="float">
            <text:p>0.007096306295956</text:p>
          </table:table-cell>
          <table:table-cell table:formula="of:=[.L12]/[.L1]" office:value-type="float" office:value="0.00680166324588736" calcext:value-type="float">
            <text:p>0.006801663245887</text:p>
          </table:table-cell>
          <table:table-cell table:formula="of:=[.M12]/[.M1]" office:value-type="float" office:value="0.00658200770526851" calcext:value-type="float">
            <text:p>0.006582007705269</text:p>
          </table:table-cell>
          <table:table-cell table:formula="of:=AVERAGE([.B13:.M13])" office:value-type="float" office:value="0.00746074659837616" calcext:value-type="float">
            <text:p>0.007460746598376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2T21:15:02.187616428</dc:date>
    <meta:editing-duration>PT1H44S</meta:editing-duration>
    <meta:editing-cycles>1</meta:editing-cycles>
    <meta:document-statistic meta:table-count="1" meta:cell-count="14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86cm" svg:height="13.999cm" xlink:href=".." xlink:type="simple" chart:class="chart:scatter" chart:style-name="ch1">
        <chart:legend chart:legend-position="end" svg:x="24.078cm" svg:y="6.7cm" style:legend-expansion="high" chart:style-name="ch2"/>
        <chart:plot-area chart:style-name="ch3" table:cell-range-address="table_rate.B1:table_rate.M1 table_rate.B4:table_rate.M4" svg:x="0.515cm" svg:y="0.279cm" svg:width="23.048cm" svg:height="13.441cm">
          <chartooo:coordinate-region svg:x="1.242cm" svg:y="0.478cm" svg:width="21.949cm" svg:height="12.5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_rate.B4:table_rate.M4" chart:class="chart:scatter">
            <chart:domain table:cell-range-address="table_rate.B1:table_rate.M1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table_rate.B1:table_rate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024">
                <text:p>1024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1280">
                <text:p>1280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61290322580645">
                <text:p>1.61290322580645</text:p>
                <draw:g>
                  <svg:desc>table_rate.B4:table_rate.M4</svg:desc>
                </draw:g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0.546448087431694">
                <text:p>0.546448087431694</text:p>
              </table:table-cell>
              <table:table-cell office:value-type="float" office:value="0.146842878120411">
                <text:p>0.146842878120411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17508813160987">
                <text:p>0.1175088131609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74019245003701">
                <text:p>0.074019245003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8cm" svg:height="9.005cm" xlink:href=".." xlink:type="simple" chart:class="chart:scatter" chart:style-name="ch1">
        <chart:legend chart:legend-position="end" svg:x="12.303cm" svg:y="3.954cm" style:legend-expansion="high" chart:style-name="ch2"/>
        <chart:plot-area chart:style-name="ch3" table:cell-range-address="table_rate.B1:table_rate.M1 table_rate.B12:table_rate.M12" svg:x="0.32cm" svg:y="0.18cm" svg:width="11.663cm" svg:height="8.645cm">
          <chartooo:coordinate-region svg:x="0.756cm" svg:y="0.379cm" svg:width="10.6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_rate.B12:table_rate.M12" chart:class="chart:scatter">
            <chart:domain table:cell-range-address="table_rate.B1:table_rate.M1"/>
            <chart:regression-curve chart:style-name="ch7">
              <chart:equation chart:display-equation="true" chart:display-r-square="true" svg:x="0.973cm" svg:y="0.624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4">
                <text:p>64</text:p>
                <draw:g>
                  <svg:desc>table_rate.B1:table_rate.M1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024">
                <text:p>1024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1280">
                <text:p>1280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6199193443476">
                <text:p>0.6199193443476</text:p>
                <draw:g>
                  <svg:desc>table_rate.B12:table_rate.M12</svg:desc>
                </draw:g>
              </table:table-cell>
              <table:table-cell office:value-type="float" office:value="1.01743270129683">
                <text:p>1.01743270129683</text:p>
              </table:table-cell>
              <table:table-cell office:value-type="float" office:value="1.83991891772793">
                <text:p>1.83991891772793</text:p>
              </table:table-cell>
              <table:table-cell office:value-type="float" office:value="6.84244595817562">
                <text:p>6.84244595817562</text:p>
              </table:table-cell>
              <table:table-cell office:value-type="float" office:value="0.682472727272727">
                <text:p>0.682472727272727</text:p>
              </table:table-cell>
              <table:table-cell office:value-type="float" office:value="1.20497925311203">
                <text:p>1.20497925311203</text:p>
              </table:table-cell>
              <table:table-cell office:value-type="float" office:value="2.24329359165425">
                <text:p>2.24329359165425</text:p>
              </table:table-cell>
              <table:table-cell office:value-type="float" office:value="8.49994501481666">
                <text:p>8.49994501481666</text:p>
              </table:table-cell>
              <table:table-cell office:value-type="float" office:value="1.00248138957816">
                <text:p>1.00248138957816</text:p>
              </table:table-cell>
              <table:table-cell office:value-type="float" office:value="1.81665441176471">
                <text:p>1.81665441176471</text:p>
              </table:table-cell>
              <table:table-cell office:value-type="float" office:value="3.48245158189433">
                <text:p>3.48245158189433</text:p>
              </table:table-cell>
              <table:table-cell office:value-type="float" office:value="13.4799517803899">
                <text:p>13.4799517803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